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1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1" fo:font-size="12pt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6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60">&lt;</text:span><text:span text:style-name="T62">gebruike</text:span><text:span text:style-name="T63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☐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4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5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6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7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8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5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11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6">E</text:span><text:span text:style-name="T227">v</text:span><text:span text:style-name="T228">en</text:span><text:span text:style-name="T229">t</text:span><text:span text:style-name="T230">uele </text:span><text:span text:style-name="T231">extra </text:span><text:span text:style-name="T71">gebruiker</text:span><text:span text:style-name="T231">s aanmelden </text:span><text:span text:style-name="T232">en dezelfde stappen uitvoeren</text:span><text:span text:style-name="T233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4">Volg de welkomstschermen.</text:span><text:span text:style-name="T235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6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7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9"> </text:span><text:span text:style-name="Strong_20_Emphasis"><text:span text:style-name="T220">4</text:span></text:span><text:span text:style-name="T221"> </text:span><text:span text:style-name="T238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39">E</text:span><text:span text:style-name="T240">inde c</text:span><text:span text:style-name="T241">hecklist, </text:span><text:span text:style-name="T242">d</text:span><text:span text:style-name="T241">e</text:span><text:span text:style-name="T243"> installatie van </text:span><text:span text:style-name="T243"><text:user-field-get text:name="Distro">Debian</text:user-field-get></text:span><text:span text:style-name="T116"><text:s/></text:span><text:span text:style-name="T117">Des</text:span><text:span text:style-name="T244">k</text:span><text:span text:style-name="T117">top</text:span><text:span text:style-name="T118"> </text:span><text:span text:style-name="T243">is voltooid.</text:span></text:p>
      <text:p text:style-name="P101"/>
      <text:list text:style-name="L2">
        <text:list-header>
          <text:p text:style-name="P10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103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1-04T07:36:10.525411795">04-1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36:10.430700974</dc:date>
    <meta:keyword>Installatie</meta:keyword>
    <meta:keyword>Checklist</meta:keyword>
    <meta:keyword>Linux</meta:keyword>
    <meta:editing-cycles>7139</meta:editing-cycles>
    <meta:editing-duration>P13DT1H58M27S</meta:editing-duration>
    <meta:print-date>2025-02-26T16:34:17.960837243</meta:print-date>
    <dc:creator>Karel Zimmer</dc:creator>
    <meta:document-statistic meta:table-count="4" meta:image-count="2" meta:object-count="0" meta:page-count="4" meta:paragraph-count="94" meta:word-count="539" meta:character-count="3624" meta:non-whitespace-character-count="3153"/>
    <meta:user-defined meta:name="Info 1"/>
    <meta:user-defined meta:name="Info 2"/>
    <meta:user-defined meta:name="Info 3"/>
    <meta:user-defined meta:name="Info 4"/>
  </office:meta>
</office:document-meta>
</file>